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MethodTable" style:family="table">
      <style:table-properties style:width="14.938cm" fo:margin-left="1.307cm" fo:margin-right="1.344cm" table:align="margins"/>
    </style:style>
    <style:style style:name="MethodTable.A" style:family="table-column">
      <style:table-column-properties style:column-width="4.26cm" style:rel-column-width="18687*"/>
    </style:style>
    <style:style style:name="MethodTable.B" style:family="table-column">
      <style:table-column-properties style:column-width="10.679cm" style:rel-column-width="46848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97cm" fo:border-left="0.002cm solid #0000ff" fo:border-right="none" fo:border-top="0.002cm solid #0000ff" fo:border-bottom="0.002cm solid #0000ff"/>
    </style:style>
    <style:style style:name="MethodTable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MethodTable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MethodTable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5" style:family="table">
      <style:table-properties style:width="14.914cm" fo:margin-left="1.341cm" fo:margin-right="1.335cm" table:align="margins"/>
    </style:style>
    <style:style style:name="Table5.A" style:family="table-column">
      <style:table-column-properties style:column-width="4.704cm" style:rel-column-width="20672*"/>
    </style:style>
    <style:style style:name="Table5.B" style:family="table-column">
      <style:table-column-properties style:column-width="10.209cm" style:rel-column-width="44863*"/>
    </style:style>
    <style:style style:name="Table5.1" style:family="table-row">
      <style:table-row-properties fo:background-color="#0000ff" style:keep-together="false" fo:keep-together="always">
        <style:background-image/>
      </style:table-row-properties>
    </style:style>
    <style:style style:name="Table5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5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5.2" style:family="table-row">
      <style:table-row-properties style:keep-together="false" fo:keep-together="always"/>
    </style:style>
    <style:style style:name="Table5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5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3" style:family="table">
      <style:table-properties style:width="14.914cm" fo:margin-left="1.341cm" fo:margin-right="1.335cm" table:align="margins"/>
    </style:style>
    <style:style style:name="Table3.A" style:family="table-column">
      <style:table-column-properties style:column-width="4.704cm" style:rel-column-width="20672*"/>
    </style:style>
    <style:style style:name="Table3.B" style:family="table-column">
      <style:table-column-properties style:column-width="10.209cm" style:rel-column-width="44863*"/>
    </style:style>
    <style:style style:name="Table3.1" style:family="table-row">
      <style:table-row-properties fo:background-color="#0000ff" style:keep-together="false" fo:keep-together="always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2" style:family="table-row">
      <style:table-row-properties style:keep-together="false" fo:keep-together="always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" style:family="table">
      <style:table-properties style:width="14.94cm" table:align="center"/>
    </style:style>
    <style:style style:name="Table2.A" style:family="table-column">
      <style:table-column-properties style:column-width="4.731cm"/>
    </style:style>
    <style:style style:name="Table2.B" style:family="table-column">
      <style:table-column-properties style:column-width="10.209cm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Method_20_Body">
      <style:paragraph-properties fo:margin-left="0cm" fo:margin-right="0cm" fo:text-indent="0cm" style:auto-text-indent="false"/>
    </style:style>
    <style:style style:name="P3" style:family="paragraph" style:parent-style-name="Code_20_Listing">
      <style:text-properties fo:color="#000080"/>
    </style:style>
    <style:style style:name="P4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5" style:family="paragraph" style:parent-style-name="Table_20_Contents">
      <style:text-properties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6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8" style:family="paragraph" style:parent-style-name="Code_20_Listing">
      <style:paragraph-properties fo:break-before="page"/>
      <style:text-properties fo:color="#000080"/>
    </style:style>
    <style:style style:name="P9" style:family="paragraph" style:parent-style-name="Method_20_Code_20_Listing">
      <style:text-properties fo:color="#000080"/>
    </style:style>
    <style:style style:name="P10" style:family="paragraph" style:parent-style-name="Coding_20_Title">
      <style:paragraph-properties fo:break-before="page"/>
    </style:style>
    <style:style style:name="P11" style:family="paragraph" style:parent-style-name="Method_20_Title">
      <style:paragraph-properties fo:break-before="page"/>
    </style:style>
    <style:style style:name="P12" style:family="paragraph" style:parent-style-name="Method_20_Title">
      <style:paragraph-properties fo:break-before="page"/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13" style:family="paragraph" style:parent-style-name="Method_20_Body">
      <style:paragraph-properties fo:margin-left="0cm" fo:margin-right="0cm" fo:text-indent="0cm" style:auto-text-indent="false"/>
    </style:style>
    <style:style style:name="P14" style:family="paragraph" style:parent-style-name="Method_20_Code_20_Listing">
      <style:text-properties fo:color="#000080"/>
    </style:style>
    <style:style style:name="P15" style:family="paragraph" style:parent-style-name="Code_20_Listing">
      <style:text-properties fo:color="#000080"/>
    </style:style>
    <style:style style:name="P16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17" style:family="paragraph" style:parent-style-name="Method_20_Listing_20_Title">
      <style:paragraph-properties fo:break-before="page"/>
    </style:style>
    <style:style style:name="P18" style:family="paragraph" style:parent-style-name="Standard" style:list-style-name="L1"/>
    <style:style style:name="T1" style:family="text">
      <style:text-properties fo:font-size="11pt" style:font-size-asian="11pt" style:font-size-complex="1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80"/>
    </style:style>
    <style:style style:name="T4" style:family="text">
      <style:text-properties fo:color="#000000"/>
    </style:style>
    <style:style style:name="T5" style:family="text">
      <style:text-properties fo:color="#808080"/>
    </style:style>
    <style:style style:name="T6" style:family="text">
      <style:text-properties fo:color="#0000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Class_20_Title" text:outline-level="1">Url</text:h>
      <text:p text:style-name="Class_20_Description"/>
      <text:p text:style-name="Class_20_Description">The <text:span text:style-name="Class_20_Variables">Url</text:span> class is a convenience static class designed to access the <text:span text:style-name="Class_20_Variables">Url\Parse</text:span> class as a singleton object.</text:p>
      <text:p text:style-name="Class_20_Description"/>
      <text:h text:style-name="Criteria_20_Title" text:outline-level="2">Design criteria and considerations.</text:h>
      <text:p text:style-name="Criteria_20_Body"/>
      <text:p text:style-name="Criteria_20_Body">Among the design considerations for the <text:span text:style-name="Class_20_Variables">Url</text:span> class are:</text:p>
      <text:p text:style-name="Criteria_20_Body"/>
      <text:list xml:id="list800680127" text:style-name="L1">
        <text:list-item>
          <text:p text:style-name="P18">Uses the <text:span text:style-name="Class_20_Variables">Url\Exception</text:span> and <text:span text:style-name="Class_20_Variables">Error</text:span> classes to throw exceptions on errors;</text:p>
        </text:list-item>
        <text:list-item>
          <text:p text:style-name="P18">Access the <text:span text:style-name="Class_20_Variables">Url\Parse</text:span> class to perform the parsing.</text:p>
          <text:p text:style-name="P18"/>
        </text:list-item>
      </text:list>
      <text:p text:style-name="Standard"/>
      <text:p text:style-name="Standard"/>
      <text:h text:style-name="P17" text:outline-level="4">Class Properties</text:h>
      <text:h text:style-name="Criteria_20_Title" text:outline-level="2"/>
      <text:p text:style-name="Method_20_Body">The <text:span text:style-name="Class_20_Variables">Url</text:span> class defines the following static class properties:</text:p>
      <text:p text:style-name="Method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4">Properties</text:p>
          </table:table-cell>
          <table:table-cell table:style-name="MethodTable.B1" office:value-type="string">
            <text:p text:style-name="P4">Description</text:p>
          </table:table-cell>
        </table:table-row>
        <table:table-row>
          <table:table-cell table:style-name="MethodTable.A2" office:value-type="string">
            <text:p text:style-name="P5">$instance</text:p>
          </table:table-cell>
          <table:table-cell table:style-name="MethodTable.B2" office:value-type="string">
            <text:p text:style-name="P2">An instance of the <text:span text:style-name="Class_20_Variables">Url\Parse</text:span> class.</text:p>
          </table:table-cell>
        </table:table-row>
      </table:table>
      <text:h text:style-name="Method_20_Listing_20_Title" text:outline-level="4"/>
      <text:h text:style-name="Method_20_Listing_20_Title" text:outline-level="4"/>
      <text:h text:style-name="Method_20_Listing_20_Title" text:outline-level="4">Class Method</text:h>
      <text:p text:style-name="Method_20_Body"/>
      <text:p text:style-name="Method_20_Body">The <text:span text:style-name="Class_20_Variables">Url</text:span> class defines the following method:</text:p>
      <text:p text:style-name="Method_20_Body"/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4">Method</text:p>
            </table:table-cell>
            <table:table-cell table:style-name="Table5.B1" office:value-type="string">
              <text:p text:style-name="P4">Description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7"><text:a xlink:type="simple" xlink:href="#__construct"><text:span text:style-name="T1">__construct</text:span></text:a></text:p>
          </table:table-cell>
          <table:table-cell table:style-name="Table5.B2" office:value-type="string">
            <text:p text:style-name="Method_20_Table_20_Description">Class constructor.</text:p>
          </table:table-cell>
        </table:table-row>
      </table:table>
      <text:p text:style-name="Standard"/>
      <text:p text:style-name="Standard"/>
      <text:h text:style-name="Method_20_Listing_20_Title" text:outline-level="4">Static Class Methods</text:h>
      <text:p text:style-name="Method_20_Body"/>
      <text:p text:style-name="Method_20_Body">The <text:span text:style-name="Class_20_Variables">Url</text:span> class defines the following static methods:</text:p>
      <text:p text:style-name="Method_20_Body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4">Method</text:p>
            </table:table-cell>
            <table:table-cell table:style-name="Table3.B1" office:value-type="string">
              <text:p text:style-name="P4">Description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6">instance</text:p>
          </table:table-cell>
          <table:table-cell table:style-name="Table3.B2" office:value-type="string">
            <text:p text:style-name="Method_20_Table_20_Description">Creates/access the instance property.</text:p>
          </table:table-cell>
        </table:table-row>
        <table:table-row table:style-name="Table3.2">
          <table:table-cell table:style-name="Table3.A2" office:value-type="string">
            <text:p text:style-name="P6"><text:a xlink:type="simple" xlink:href="#url">url</text:a></text:p>
          </table:table-cell>
          <table:table-cell table:style-name="Table3.B2" office:value-type="string">
            <text:p text:style-name="P2">Sets, parses and returns the url.</text:p>
          </table:table-cell>
        </table:table-row>
        <table:table-row table:style-name="Table3.2">
          <table:table-cell table:style-name="Table3.A2" office:value-type="string">
            <text:h text:style-name="P12" text:outline-level="5"><text:a xlink:type="simple" xlink:href="#host">host</text:a></text:h>
          </table:table-cell>
          <table:table-cell table:style-name="Table3.B2" office:value-type="string">
            <text:p text:style-name="P2">Returns the host name/address field.</text:p>
          </table:table-cell>
        </table:table-row>
        <table:table-row table:style-name="Table3.2">
          <table:table-cell table:style-name="Table3.A2" office:value-type="string">
            <text:p text:style-name="P6"><text:a xlink:type="simple" xlink:href="#port">port</text:a></text:p>
          </table:table-cell>
          <table:table-cell table:style-name="Table3.B2" office:value-type="string">
            <text:p text:style-name="P2">Returns the port number.</text:p>
          </table:table-cell>
        </table:table-row>
        <table:table-row table:style-name="Table3.2">
          <table:table-cell table:style-name="Table3.A2" office:value-type="string">
            <text:p text:style-name="P6"><text:a xlink:type="simple" xlink:href="#document">document</text:a></text:p>
          </table:table-cell>
          <table:table-cell table:style-name="Table3.B2" office:value-type="string">
            <text:p text:style-name="P2">Returns the document location on the URL host without the fragment or query parts.</text:p>
          </table:table-cell>
        </table:table-row>
        <table:table-row table:style-name="Table3.2">
          <table:table-cell table:style-name="Table3.A2" office:value-type="string">
            <text:p text:style-name="P6"><text:a xlink:type="simple" xlink:href="#path">path</text:a></text:p>
          </table:table-cell>
          <table:table-cell table:style-name="Table3.B2" office:value-type="string">
            <text:p text:style-name="P2">Returns the path.</text:p>
          </table:table-cell>
        </table:table-row>
        <table:table-row table:style-name="Table3.2">
          <table:table-cell table:style-name="Table3.A2" office:value-type="string">
            <text:p text:style-name="P6"><text:a xlink:type="simple" xlink:href="#query">query</text:a></text:p>
          </table:table-cell>
          <table:table-cell table:style-name="Table3.B2" office:value-type="string">
            <text:p text:style-name="P2">Returns the query field(s).</text:p>
          </table:table-cell>
        </table:table-row>
        <table:table-row table:style-name="Table3.2">
          <table:table-cell table:style-name="Table3.A2" office:value-type="string">
            <text:p text:style-name="P6"><text:a xlink:type="simple" xlink:href="#fragment">fragment</text:a></text:p>
          </table:table-cell>
          <table:table-cell table:style-name="Table3.B2" office:value-type="string">
            <text:p text:style-name="P2">Returns the address fragment.</text:p>
          </table:table-cell>
        </table:table-row>
      </table:table>
      <text:p text:style-name="Standard"/>
      <text:p text:style-name="Standard"/>
      <text:p text:style-name="Standard"/>
      <text:h text:style-name="P11" text:outline-level="5"><text:bookmark-start text:name="__construct"/>__construct<text:bookmark-end text:name="__construct"/></text:h>
      <text:p text:style-name="Method_20_Body"/>
      <text:p text:style-name="Method_20_Body">Class constructor.</text:p>
      <text:p text:style-name="Method_20_Body"/>
      <text:p text:style-name="Method_20_Code_20_Listing">/**</text:p>
      <text:p text:style-name="Method_20_Code_20_Listing"><text:s/>* __construct</text:p>
      <text:p text:style-name="Method_20_Code_20_Listing"><text:s/>* </text:p>
      <text:p text:style-name="Method_20_Code_20_Listing"><text:s/>* PRIVATE class constructor – creates an instance of the Url\Parse class</text:p>
      <text:p text:style-name="Method_20_Code_20_Listing"><text:s/>* <text:span text:style-name="T2">@throws</text:span> Library\Url\Exception</text:p>
      <text:p text:style-name="Method_20_Code_20_Listing"><text:s/>*/</text:p>
      <text:p text:style-name="Method_20_Code_20_Listing">private function __construct()</text:p>
      <text:p text:style-name="Method_20_Code_20_Listing">{</text:p>
      <text:p text:style-name="Method_20_Code_20_Listing"><text:tab/>self::$instance = new Url\Parse();</text:p>
      <text:p text:style-name="Method_20_Code_20_Listing">}</text:p>
      <text:p text:style-name="Method_20_Body"/>
      <text:p text:style-name="Method_20_Body">The PRIVATE <text:span text:style-name="Class_20_Variables">__construct</text:span> method is called to create an instance of the <text:span text:style-name="Class_20_Variables">Url\Parse</text:span> class and assigns it to the static <text:span text:style-name="Class_20_Variables">$instance</text:span> class property.</text:p>
      <text:p text:style-name="Method_20_Body"/>
      <text:p text:style-name="Method_20_Body">If an error occurs during the parsing, an <text:span text:style-name="Class_20_Variables">Url\Exception</text:span> is thrown.</text:p>
      <text:p text:style-name="Method_20_Body"/>
      <text:p text:style-name="Method_20_Body"/>
      <text:h text:style-name="P11" text:outline-level="5">instance</text:h>
      <text:p text:style-name="Method_20_Body"/>
      <text:p text:style-name="Method_20_Body">Create a class instance, if none exists, and return it's reference.</text:p>
      <text:p text:style-name="Method_20_Body"/>
      <text:p text:style-name="P9">/**</text:p>
      <text:p text:style-name="P9"><text:s/>* instance</text:p>
      <text:p text:style-name="P9"><text:s/>*</text:p>
      <text:p text:style-name="P9"><text:s/>* Create a class instance, if none exists, and return it's reference</text:p>
      <text:p text:style-name="P9"><text:s/>* <text:span text:style-name="T2">@return</text:span> object $instance = singleton class instance.</text:p>
      <text:p text:style-name="P9"><text:s/>* <text:span text:style-name="T2">@throws</text:span> Library\Url\Exception</text:p>
      <text:p text:style-name="P9"><text:s/>*/</text:p>
      <text:p text:style-name="P9">protected static function instance()</text:p>
      <text:p text:style-name="P9">{</text:p>
      <text:p text:style-name="P9"><text:tab/>if (self::$instance == null)</text:p>
      <text:p text:style-name="P9"><text:tab/>{</text:p>
      <text:p text:style-name="P9"><text:tab/><text:tab/>new Url();</text:p>
      <text:p text:style-name="P9"><text:tab/>}</text:p>
      <text:p text:style-name="P9"><text:tab/><text:tab/></text:p>
      <text:p text:style-name="P9"><text:tab/>return self::$instance;</text:p>
      <text:p text:style-name="P9">}</text:p>
      <text:p text:style-name="Method_20_Body"/>
      <text:p text:style-name="Method_20_Body">If the static <text:span text:style-name="Class_20_Variables">$instance</text:span> class property is null, the class constructor is called by issuing a PHP <text:span text:style-name="T2">new</text:span> directive to create a new instance of the <text:span text:style-name="Class_20_Variables">Url</text:span> class.</text:p>
      <text:p text:style-name="Method_20_Body"/>
      <text:p text:style-name="Method_20_Body">The static <text:span text:style-name="Class_20_Variables">$instance</text:span> class property is returned.</text:p>
      <text:p text:style-name="Method_20_Body"/>
      <text:p text:style-name="Method_20_Body"/>
      <text:h text:style-name="P11" text:outline-level="5"><text:bookmark-start text:name="url"/>url<text:bookmark-end text:name="url"/></text:h>
      <text:p text:style-name="Method_20_Body"/>
      <text:p text:style-name="Method_20_Body">Sets, parses and returns the url.</text:p>
      <text:p text:style-name="Method_20_Body"/>
      <text:p text:style-name="P9">/**</text:p>
      <text:p text:style-name="P9"><text:s/>* url</text:p>
      <text:p text:style-name="P9"><text:s/>*</text:p>
      <text:p text:style-name="P9"><text:s/>* Sets, parses and returns the url</text:p>
      <text:p text:style-name="P9"><text:s/>* <text:span text:style-name="T2">@param</text:span> string $url = (optional) url to set (and parse), null to query only</text:p>
      <text:p text:style-name="P9"><text:s/>* <text:span text:style-name="T2">@return</text:span> string $url</text:p>
      <text:p text:style-name="P9"><text:s/>*/</text:p>
      <text:p text:style-name="P9">public static function url($url=null)</text:p>
      <text:p text:style-name="P9">{</text:p>
      <text:p text:style-name="P9"><text:tab/>return self::instance()-&gt;url();</text:p>
      <text:p text:style-name="P9">}</text:p>
      <text:p text:style-name="Method_20_Body"/>
      <text:p text:style-name="Method_20_Body">The <text:span text:style-name="Class_20_Variables">url</text:span> method expects a single, optional parameter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Parameter</text:p>
          </table:table-cell>
          <table:table-cell table:style-name="Table2.B1" office:value-type="string">
            <text:p text:style-name="P4">Description</text:p>
          </table:table-cell>
        </table:table-row>
        <table:table-row>
          <table:table-cell table:style-name="Table2.A2" office:value-type="string">
            <text:p text:style-name="P6">$url</text:p>
          </table:table-cell>
          <table:table-cell table:style-name="Table2.B2" office:value-type="string">
            <text:p text:style-name="Method_20_Table_20_Description">Url to parse.</text:p>
          </table:table-cell>
        </table:table-row>
      </table:table>
      <text:p text:style-name="Method_20_Body"/>
      <text:p text:style-name="Method_20_Body">If the <text:span text:style-name="Class_20_Variables">$url</text:span> parameter is not null, the <text:span text:style-name="Class_20_Variables">$url</text:span> parameter is passed to the <text:span text:style-name="Class_20_Variables">parser</text:span> method to parse the url into it's constituent parts.</text:p>
      <text:p text:style-name="Method_20_Body"/>
      <text:p text:style-name="Method_20_Body">The <text:span text:style-name="Class_20_Variables">$url</text:span> class variable is returned.</text:p>
      <text:p text:style-name="Method_20_Body"/>
      <text:p text:style-name="Method_20_Body"/>
      <text:h text:style-name="P11" text:outline-level="5"><text:bookmark-start text:name="host"/>host<text:bookmark-end text:name="host"/></text:h>
      <text:p text:style-name="Method_20_Body"/>
      <text:p text:style-name="Method_20_Body">Returns the host name/address field.</text:p>
      <text:p text:style-name="Method_20_Body"/>
      <text:p text:style-name="P9">/**</text:p>
      <text:p text:style-name="P9"><text:s/>* host</text:p>
      <text:p text:style-name="P9"><text:s/>*</text:p>
      <text:p text:style-name="P9"><text:s/>* get host name/address</text:p>
      <text:p text:style-name="P9"><text:s/>* <text:span text:style-name="T2">@return</text:span> string $host</text:p>
      <text:p text:style-name="P9"><text:s/>*/</text:p>
      <text:p text:style-name="P9">public static function host()</text:p>
      <text:p text:style-name="P9">{</text:p>
      <text:p text:style-name="P9"><text:tab/>return self::instance()-&gt;host();</text:p>
      <text:p text:style-name="P9">}</text:p>
      <text:p text:style-name="Method_20_Body"/>
      <text:p text:style-name="Method_20_Body">The static <text:span text:style-name="Class_20_Variables">host</text:span> method returns the host name/address from the url.</text:p>
      <text:p text:style-name="Method_20_Body"/>
      <text:p text:style-name="Method_20_Body"/>
      <text:h text:style-name="P11" text:outline-level="5"><text:bookmark-start text:name="port"/>port<text:bookmark-end text:name="port"/></text:h>
      <text:p text:style-name="Method_20_Body"/>
      <text:p text:style-name="Method_20_Body">Returns the port number.</text:p>
      <text:p text:style-name="Method_20_Body"/>
      <text:p text:style-name="P9">/**</text:p>
      <text:p text:style-name="P9"><text:s/>* port</text:p>
      <text:p text:style-name="P9"><text:s/>*</text:p>
      <text:p text:style-name="P9"><text:s/>* get port number</text:p>
      <text:p text:style-name="P9"><text:s/>* <text:span text:style-name="T2">@return</text:span> integer $port</text:p>
      <text:p text:style-name="P9"><text:s/>*/</text:p>
      <text:p text:style-name="P9">public static function port()</text:p>
      <text:p text:style-name="P9">{</text:p>
      <text:p text:style-name="P9"><text:tab/>return self::instance()-&gt;port();</text:p>
      <text:p text:style-name="P9">}</text:p>
      <text:p text:style-name="Method_20_Body"/>
      <text:p text:style-name="Method_20_Body">The <text:span text:style-name="Class_20_Variables">port</text:span> method returns the port number from the url.</text:p>
      <text:p text:style-name="Method_20_Body"/>
      <text:p text:style-name="Method_20_Body"/>
      <text:h text:style-name="P11" text:outline-level="5"><text:bookmark-start text:name="document"/>document<text:bookmark-end text:name="document"/></text:h>
      <text:p text:style-name="Method_20_Body"/>
      <text:p text:style-name="Method_20_Body">Returns the document location on the URL host without the fragment or query parts.</text:p>
      <text:p text:style-name="Method_20_Body"/>
      <text:p text:style-name="Method_20_Code_20_Listing"><text:span text:style-name="T3">/**</text:span></text:p>
      <text:p text:style-name="P9"><text:s/>* document</text:p>
      <text:p text:style-name="P9"><text:s/>*</text:p>
      <text:p text:style-name="P9"><text:s/>* Returns the document location on the URL host without the fragment or query parts</text:p>
      <text:p text:style-name="P9"><text:s/>* <text:span text:style-name="T2">@return</text:span> string $document</text:p>
      <text:p text:style-name="P9"><text:s/>*/</text:p>
      <text:p text:style-name="P9">public static function document()</text:p>
      <text:p text:style-name="P9">{</text:p>
      <text:p text:style-name="P9"><text:tab/>return self::instance()-&gt;document();</text:p>
      <text:p text:style-name="P9">}</text:p>
      <text:p text:style-name="Method_20_Body"/>
      <text:p text:style-name="Method_20_Body">The document method returns the document location from the url.</text:p>
      <text:p text:style-name="Method_20_Body"/>
      <text:p text:style-name="Method_20_Body"/>
      <text:h text:style-name="P11" text:outline-level="5"><text:bookmark-start text:name="path"/>path<text:bookmark-end text:name="path"/></text:h>
      <text:p text:style-name="Method_20_Body"/>
      <text:p text:style-name="Method_20_Body">Returns the path.</text:p>
      <text:p text:style-name="Method_20_Body"/>
      <text:p text:style-name="P9">/**</text:p>
      <text:p text:style-name="P9"><text:s/>* path</text:p>
      <text:p text:style-name="P9"><text:s/>*</text:p>
      <text:p text:style-name="P9"><text:s/>* get path</text:p>
      <text:p text:style-name="P9"><text:s/>* <text:span text:style-name="T2">@return</text:span> string $path</text:p>
      <text:p text:style-name="P9"><text:s/>*/</text:p>
      <text:p text:style-name="P9">public static function path()</text:p>
      <text:p text:style-name="P9">{</text:p>
      <text:p text:style-name="P9"><text:tab/>return self::instance()-&gt;path();</text:p>
      <text:p text:style-name="P9">}</text:p>
      <text:p text:style-name="Method_20_Body"/>
      <text:p text:style-name="Method_20_Body">The <text:span text:style-name="Class_20_Variables">path</text:span> method returns the path from the url.</text:p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h text:style-name="P11" text:outline-level="5">scheme</text:h>
      <text:p text:style-name="Method_20_Body"/>
      <text:p text:style-name="Method_20_Body">Returns the protocol scheme.</text:p>
      <text:p text:style-name="Method_20_Body"/>
      <text:p text:style-name="P9">/**</text:p>
      <text:p text:style-name="P9"><text:s/>* scheme</text:p>
      <text:p text:style-name="P9"><text:s/>*</text:p>
      <text:p text:style-name="P9"><text:s/>* get the protocol scheme</text:p>
      <text:p text:style-name="P9"><text:s/>* <text:span text:style-name="T2">@return</text:span> string $scheme</text:p>
      <text:p text:style-name="P9"><text:s/>*/</text:p>
      <text:p text:style-name="P9">public static function scheme()</text:p>
      <text:p text:style-name="P9">{</text:p>
      <text:p text:style-name="P9"><text:tab/>return self::instance()-&gt;scheme();</text:p>
      <text:p text:style-name="P9">}</text:p>
      <text:p text:style-name="Method_20_Body"/>
      <text:p text:style-name="Method_20_Body">The <text:span text:style-name="Class_20_Variables">scheme</text:span> method returns the protocol scheme from the url.</text:p>
      <text:p text:style-name="Method_20_Body"/>
      <text:p text:style-name="Method_20_Body"/>
      <text:h text:style-name="P11" text:outline-level="5"><text:bookmark-start text:name="query"/>query<text:bookmark-end text:name="query"/></text:h>
      <text:p text:style-name="Method_20_Body"/>
      <text:p text:style-name="Method_20_Body">Returns the query field(s).</text:p>
      <text:p text:style-name="Method_20_Body"/>
      <text:p text:style-name="P9">/**</text:p>
      <text:p text:style-name="P9"><text:s/>* query</text:p>
      <text:p text:style-name="P9"><text:s/>*</text:p>
      <text:p text:style-name="P9"><text:s/>* get the query field(s)</text:p>
      <text:p text:style-name="P9"><text:s/>* <text:span text:style-name="T2">@return</text:span> string $query</text:p>
      <text:p text:style-name="P9"><text:s/>*/</text:p>
      <text:p text:style-name="P9">public static function query()</text:p>
      <text:p text:style-name="P9">{</text:p>
      <text:p text:style-name="P9"><text:tab/>return self::instance()-&gt;query();</text:p>
      <text:p text:style-name="P9">}</text:p>
      <text:p text:style-name="Method_20_Body"/>
      <text:p text:style-name="Method_20_Body">The <text:span text:style-name="Class_20_Variables">query</text:span> method returns the query from the url.</text:p>
      <text:p text:style-name="Method_20_Body"/>
      <text:p text:style-name="Method_20_Body"/>
      <text:h text:style-name="P11" text:outline-level="5"><text:bookmark-start text:name="fragment"/>fragment<text:bookmark-end text:name="fragment"/></text:h>
      <text:p text:style-name="Method_20_Body"/>
      <text:p text:style-name="Method_20_Body">Returns the address fragment.</text:p>
      <text:p text:style-name="Method_20_Body"/>
      <text:p text:style-name="P9">/**</text:p>
      <text:p text:style-name="Method_20_Code_20_Listing"><text:s/>* fragment</text:p>
      <text:p text:style-name="Method_20_Code_20_Listing"><text:s/>*</text:p>
      <text:p text:style-name="Method_20_Code_20_Listing"><text:s/>* get the fragment field</text:p>
      <text:p text:style-name="Method_20_Code_20_Listing"><text:s/>* <text:span text:style-name="T2">@return</text:span> string $fragment</text:p>
      <text:p text:style-name="Method_20_Code_20_Listing"><text:s/>*/</text:p>
      <text:p text:style-name="Method_20_Code_20_Listing">public static function fragment()</text:p>
      <text:p text:style-name="Method_20_Code_20_Listing">{</text:p>
      <text:p text:style-name="Method_20_Code_20_Listing"><text:tab/>return self::instance()-&gt;fragment();</text:p>
      <text:p text:style-name="Method_20_Code_20_Listing">}</text:p>
      <text:p text:style-name="Method_20_Body"/>
      <text:p text:style-name="Method_20_Body">The <text:span text:style-name="Class_20_Variables">fragment</text:span> method returns the fragment from the url.</text:p>
      <text:p text:style-name="Method_20_Body"/>
      <text:p text:style-name="Method_20_Body"/>
      <text:h text:style-name="P10" text:outline-level="3">Source Listing</text:h>
      <text:p text:style-name="Coding_20_Body"/>
      <text:p text:style-name="P3">&lt;?php</text:p>
      <text:p text:style-name="P3">namespace Library;</text:p>
      <text:p text:style-name="P3"/>
      <text:p text:style-name="P3">/*</text:p>
      <text:p text:style-name="P3"><text:s/>*<text:tab/>Url is copyright © 2012. EarthWalk Software.</text:p>
      <text:p text:style-name="P3"><text:s/>*<text:tab/>Licensed under the Academic Free License version 3.0.</text:p>
      <text:p text:style-name="P3"><text:s/>*<text:tab/>Refer to the file named License.txt provided with the source, </text:p>
      <text:p text:style-name="P3"><text:s/>*<text:tab/><text:tab/> <text:s/>or from http://opensource.org/licenses/academic.php</text:p>
      <text:p text:style-name="P3"><text:s/>*/</text:p>
      <text:p text:style-name="P3">/**</text:p>
      <text:p text:style-name="P3"><text:s/>* Library\Url.</text:p>
      <text:p text:style-name="P3"><text:s/>*</text:p>
      <text:p text:style-name="P3"><text:s/>* Static convenience class to parse the supplied url using the Url\Parse class.</text:p>
      <text:p text:style-name="P3"><text:s/>* <text:span text:style-name="T2">@author</text:span> Jay Wheeler.</text:p>
      <text:p text:style-name="P3"><text:s/>* <text:span text:style-name="T2">@version</text:span> 1.0</text:p>
      <text:p text:style-name="P3"><text:s/>* <text:span text:style-name="T2">@copyright</text:span> © 2012. EarthWalk Software.</text:p>
      <text:p text:style-name="P3"><text:s/>* <text:span text:style-name="T2">@license</text:span> Licensed under the Academic Free License version 3.0.</text:p>
      <text:p text:style-name="P3"><text:s/>* <text:span text:style-name="T2">@package</text:span> Library</text:p>
      <text:p text:style-name="P3"><text:s/>* <text:span text:style-name="T2">@subpackage</text:span> Url</text:p>
      <text:p text:style-name="P3"><text:s/>*/</text:p>
      <text:p text:style-name="P3">class Url</text:p>
      <text:p text:style-name="P3">{</text:p>
      <text:p text:style-name="P3"><text:tab/>/**</text:p>
      <text:p text:style-name="P3"><text:tab/> * instance</text:p>
      <text:p text:style-name="P3"><text:tab/> * </text:p>
      <text:p text:style-name="P3"><text:tab/> * Static variable containing the current instance of Url\Parse class, or null.</text:p>
      <text:p text:style-name="P3"><text:tab/> * <text:span text:style-name="T2">@var</text:span> object $instance</text:p>
      <text:p text:style-name="P3"><text:tab/> */</text:p>
      <text:p text:style-name="P3"><text:tab/>protected<text:tab/>static $instance;</text:p>
      <text:p text:style-name="P3"/>
      <text:p text:style-name="P3"><text:tab/>/**</text:p>
      <text:p text:style-name="P3"><text:tab/> * __construct</text:p>
      <text:p text:style-name="P3"><text:tab/> * </text:p>
      <text:p text:style-name="P3"><text:tab/> * PRIVATE class constructor - creates and instance of the Url\Parse class</text:p>
      <text:p text:style-name="P3"><text:tab/> */</text:p>
      <text:p text:style-name="P3"><text:tab/>private function __construct()</text:p>
      <text:p text:style-name="P3"><text:tab/>{</text:p>
      <text:p text:style-name="P3"><text:tab/><text:tab/>self::$instance = new Url\Parse();</text:p>
      <text:p text:style-name="P3"><text:tab/>}</text:p>
      <text:p text:style-name="P3"/>
      <text:p text:style-name="P3"><text:tab/>/**</text:p>
      <text:p text:style-name="P3"><text:tab/> * instance</text:p>
      <text:p text:style-name="P3"><text:tab/> *</text:p>
      <text:p text:style-name="P3"><text:tab/> * Create a class instance, if none exists, and return it's reference</text:p>
      <text:p text:style-name="P3"><text:tab/> * <text:span text:style-name="T2">@return</text:span> object $instance = singleton class instance.</text:p>
      <text:p text:style-name="P3"><text:tab/> * <text:span text:style-name="T2">@throws</text:span> Library\Url\Exception</text:p>
      <text:p text:style-name="P3"><text:tab/> */</text:p>
      <text:p text:style-name="P3"><text:tab/>protected static function instance()</text:p>
      <text:p text:style-name="P3"><text:tab/>{</text:p>
      <text:p text:style-name="P3"><text:tab/><text:tab/>if (self::$instance == null)</text:p>
      <text:p text:style-name="P3"><text:tab/><text:tab/>{</text:p>
      <text:p text:style-name="P3"><text:tab/><text:tab/><text:tab/>new Url();</text:p>
      <text:p text:style-name="P3"><text:tab/><text:tab/>}</text:p>
      <text:p text:style-name="P3"><text:tab/><text:tab/></text:p>
      <text:p text:style-name="P3"><text:tab/><text:tab/>return self::$instance;</text:p>
      <text:p text:style-name="P3"><text:tab/>}</text:p>
      <text:p text:style-name="P3"/>
      <text:p text:style-name="P3"><text:tab/></text:p>
      <text:p text:style-name="P8"><text:tab/>/**</text:p>
      <text:p text:style-name="P3"><text:tab/> * url</text:p>
      <text:p text:style-name="P3"><text:tab/> *</text:p>
      <text:p text:style-name="P3"><text:tab/> * Primary entry point to the parser.</text:p>
      <text:p text:style-name="P3"><text:tab/> * set (and parse) / get url</text:p>
      <text:p text:style-name="P3"><text:tab/> * <text:span text:style-name="T2">@param</text:span> string $url = (optional) url to set (and parse), null to query only</text:p>
      <text:p text:style-name="P3"><text:tab/> * <text:span text:style-name="T2">@return</text:span> string $url</text:p>
      <text:p text:style-name="P3"><text:tab/> */</text:p>
      <text:p text:style-name="P3"><text:tab/>public static function url($url=null)</text:p>
      <text:p text:style-name="P3"><text:tab/>{</text:p>
      <text:p text:style-name="P3"><text:tab/><text:tab/>return self::instance()-&gt;url($url);</text:p>
      <text:p text:style-name="P3"><text:tab/>}</text:p>
      <text:p text:style-name="P3"/>
      <text:p text:style-name="P3"><text:tab/>/**</text:p>
      <text:p text:style-name="P3"><text:tab/> * host</text:p>
      <text:p text:style-name="P3"><text:tab/> *</text:p>
      <text:p text:style-name="P3"><text:tab/> * get host name/address</text:p>
      <text:p text:style-name="P3"><text:tab/> * <text:span text:style-name="T2">@return</text:span> string $host</text:p>
      <text:p text:style-name="P3"><text:tab/> */</text:p>
      <text:p text:style-name="P3"><text:tab/>public static function host()</text:p>
      <text:p text:style-name="P3"><text:tab/>{</text:p>
      <text:p text:style-name="P3"><text:tab/><text:tab/>return self::instance()-&gt;host();</text:p>
      <text:p text:style-name="P3"><text:tab/>}</text:p>
      <text:p text:style-name="P3"/>
      <text:p text:style-name="P3"><text:tab/>/**</text:p>
      <text:p text:style-name="P3"><text:tab/> * port</text:p>
      <text:p text:style-name="P3"><text:tab/> *</text:p>
      <text:p text:style-name="P3"><text:tab/> * get port number</text:p>
      <text:p text:style-name="P3"><text:tab/> * <text:span text:style-name="T2">@return</text:span> integer $port</text:p>
      <text:p text:style-name="P3"><text:tab/> */</text:p>
      <text:p text:style-name="P3"><text:tab/>public static function port()</text:p>
      <text:p text:style-name="P3"><text:tab/>{</text:p>
      <text:p text:style-name="P3"><text:tab/><text:tab/>return self::instance()-&gt;port();</text:p>
      <text:p text:style-name="P3"><text:tab/>}</text:p>
      <text:p text:style-name="P3"/>
      <text:p text:style-name="P3"><text:tab/>/**</text:p>
      <text:p text:style-name="P3"><text:tab/> * document</text:p>
      <text:p text:style-name="P3"><text:tab/> *</text:p>
      <text:p text:style-name="P3"><text:tab/> * Returns document location</text:p>
      <text:p text:style-name="P3"><text:tab/> * <text:span text:style-name="T2">@return</text:span> string $document</text:p>
      <text:p text:style-name="P3"><text:tab/> */</text:p>
      <text:p text:style-name="P3"><text:tab/>public static function document()</text:p>
      <text:p text:style-name="P3"><text:tab/>{</text:p>
      <text:p text:style-name="P3"><text:tab/><text:tab/>return self::instance()-&gt;document();</text:p>
      <text:p text:style-name="P3"><text:tab/>}</text:p>
      <text:p text:style-name="P3"/>
      <text:p text:style-name="Code_20_Listing"><text:tab/>/**</text:p>
      <text:p text:style-name="P3"><text:tab/> * path</text:p>
      <text:p text:style-name="P3"><text:tab/> *</text:p>
      <text:p text:style-name="P3"><text:tab/> * get path</text:p>
      <text:p text:style-name="P3"><text:tab/> * <text:span text:style-name="T2">@return</text:span> string $path</text:p>
      <text:p text:style-name="P3"><text:tab/> */</text:p>
      <text:p text:style-name="P3"><text:tab/>public static function path()</text:p>
      <text:p text:style-name="P3"><text:tab/>{</text:p>
      <text:p text:style-name="P3"><text:tab/><text:tab/>return self::instance()-&gt;path();</text:p>
      <text:p text:style-name="P3"><text:tab/>}</text:p>
      <text:p text:style-name="P3"/>
      <text:p text:style-name="P3"><text:tab/>/**</text:p>
      <text:p text:style-name="P3"><text:tab/> * scheme</text:p>
      <text:p text:style-name="P3"><text:tab/> *</text:p>
      <text:p text:style-name="P3"><text:tab/> * get the protocol scheme</text:p>
      <text:p text:style-name="P3"><text:soft-page-break/><text:tab/> * <text:span text:style-name="T2">@return</text:span> string $scheme</text:p>
      <text:p text:style-name="P3"><text:tab/> */</text:p>
      <text:p text:style-name="P3"><text:tab/>public static function scheme()</text:p>
      <text:p text:style-name="P3"><text:tab/>{</text:p>
      <text:p text:style-name="P3"><text:tab/><text:tab/>return self::instance()-&gt;scheme();</text:p>
      <text:p text:style-name="P3"><text:tab/>}</text:p>
      <text:p text:style-name="P3"/>
      <text:p text:style-name="P3"/>
      <text:p text:style-name="P8"><text:tab/>/**</text:p>
      <text:p text:style-name="P3"><text:tab/> * query</text:p>
      <text:p text:style-name="P3"><text:tab/> *</text:p>
      <text:p text:style-name="P3"><text:tab/> * get the query</text:p>
      <text:p text:style-name="P3"><text:tab/> * <text:span text:style-name="T2">@return</text:span> string $query</text:p>
      <text:p text:style-name="P3"><text:tab/> */</text:p>
      <text:p text:style-name="P3"><text:tab/>public static function query()</text:p>
      <text:p text:style-name="P3"><text:tab/>{</text:p>
      <text:p text:style-name="P3"><text:tab/><text:tab/>return self::instance()-&gt;query();</text:p>
      <text:p text:style-name="P3"><text:tab/>}</text:p>
      <text:p text:style-name="P3"/>
      <text:p text:style-name="P3"><text:tab/>/**</text:p>
      <text:p text:style-name="P3"><text:tab/> * fragment</text:p>
      <text:p text:style-name="P3"><text:tab/> *</text:p>
      <text:p text:style-name="P3"><text:tab/> * get the fragment</text:p>
      <text:p text:style-name="P3"><text:tab/> * <text:span text:style-name="T2">@return</text:span> string $fragment</text:p>
      <text:p text:style-name="P3"><text:tab/> */</text:p>
      <text:p text:style-name="P3"><text:tab/>public static function fragment()</text:p>
      <text:p text:style-name="P3"><text:tab/>{</text:p>
      <text:p text:style-name="P3"><text:tab/><text:tab/>return self::instance()-&gt;fragment();</text:p>
      <text:p text:style-name="P3"><text:tab/>}</text:p>
      <text:p text:style-name="P3"/>
      <text:p text:style-name="P3">}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Class_20_Default" style:display-name="Class Default" style:family="paragraph">
      <style:text-properties style:font-name="DejaVu Serif" fo:font-size="11pt" style:font-weight-asian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Url<text:tab/><text:tab/><text:tab/><text:tab/><text:tab/><text:page-number text:select-page="current">1</text:page-number><text:tab/><text:tab/><text:tab/><text:date style:data-style-name="N76" text:date-value="2012-07-18T10:12:21">July 18,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12T12:20:05</meta:creation-date>
    <dc:title>ClassDefault</dc:title>
    <meta:editing-duration>PT40H44M21S</meta:editing-duration>
    <meta:editing-cycles>97</meta:editing-cycles>
    <meta:generator>OpenOffice.org/3.2$Linux OpenOffice.org_project/320m12$Build-9483</meta:generator>
    <meta:initial-creator>Jay Wheeler</meta:initial-creator>
    <dc:date>2012-07-18T10:12:21</dc:date>
    <dc:creator>Jay Wheeler</dc:creator>
    <meta:document-statistic meta:table-count="4" meta:image-count="0" meta:object-count="0" meta:page-count="16" meta:paragraph-count="322" meta:word-count="1055" meta:character-count="6592"/>
    <meta:template xlink:type="simple" xlink:actuate="onRequest" xlink:title="ClassDefault" xlink:href="../ClassDefault.ott" meta:date="2012-06-12T12:20:04"/>
  </office:meta>
</office:document-meta>
</file>